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2.62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15.75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text-properties style:font-name="Arial Black" fo:font-size="72pt" style:font-size-asian="72pt" style:font-size-complex="72pt"/>
    </style:style>
    <style:style style:name="P3" style:family="paragraph">
      <loext:graphic-properties draw:fill-color="#ffffff"/>
    </style:style>
    <style:style style:name="P4" style:family="paragraph">
      <style:text-properties style:font-name="Calibri" fo:font-size="60pt" style:font-size-asian="72pt" style:font-size-complex="72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60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2" draw:layer="layout" svg:width="27.999cm" svg:height="3.582cm" svg:x="0cm" svg:y="3.295cm" presentation:class="title" presentation:user-transformed="true">
          <draw:text-box>
            <text:p text:style-name="P1"><text:span text:style-name="T1">Amamos todo de t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4"><text:span text:style-name="T2">Amamos todo de ti</text:span><text:span text:style-name="T2"><text:line-break/></text:span><text:span text:style-name="T2">Cielo y tierra te adoran</text:span><text:span text:style-name="T2"><text:line-break/></text:span><text:span text:style-name="T2">Los reinos se rinden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4"><text:span text:style-name="T3">Hijo de Dios, Tú eres por quien</text:span><text:span text:style-name="T3"><text:line-break/></text:span><text:span text:style-name="T3">Tú eres por quien</text:span><text:span text:style-name="T3"><text:line-break/></text:span><text:span text:style-name="T3">Vivimos hoy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4"><text:span text:style-name="T3">Tú eres quien nos liberta</text:span><text:span text:style-name="T3"><text:line-break/></text:span><text:span text:style-name="T3">Tú eres la luz que guía</text:span><text:span text:style-name="T3"><text:line-break/></text:span><text:span text:style-name="T3">Como un fuego ardient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4"><text:span text:style-name="T3">Vamos a cantar</text:span><text:span text:style-name="T3"><text:line-break/></text:span><text:span text:style-name="T3">Con la música del cielo</text:span><text:span text:style-name="T3"><text:line-break/></text:span><text:span text:style-name="T3">Vamos a cantar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presentation:style-name="pr3" draw:text-style-name="P4" draw:layer="layout" svg:width="27.999cm" svg:height="15.75cm" svg:x="0.001cm" svg:y="0cm" presentation:class="title" presentation:user-transformed="true">
          <draw:text-box>
            <text:p text:style-name="P4"><text:span text:style-name="T3">Alegres porque escuchas cuando </text:span><text:span text:style-name="T3"><text:line-break/></text:span><text:span text:style-name="T3">Cantamos para exaltar tu nombre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2-19T10:27:42.581000000</meta:creation-date>
    <dc:date>2023-02-19T11:20:08.385000000</dc:date>
    <meta:editing-duration>PT32M18S</meta:editing-duration>
    <meta:editing-cycles>1</meta:editing-cycles>
    <meta:document-statistic meta:object-count="39"/>
    <meta:generator>Real_Office/6.2.3.2$Windows_x86 LibreOffice_project/b40a93cffb3080b9876e40c60e03703e9bd35612</meta:generator>
  </office:meta>
</office:document-meta>
</file>